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 style:writing-mode="lr-tb"/>
    </style:style>
    <style:style style:name="P3" style:family="paragraph" style:parent-style-name="Standard">
      <style:paragraph-properties fo:margin-top="0in" fo:margin-bottom="0.1965in" style:contextual-spacing="false"/>
    </style:style>
    <style:style style:name="P4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style:writing-mode="lr-tb"/>
    </style:style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1"/>
    <style:style style:name="P7" style:family="paragraph" style:parent-style-name="Text_20_body" style:list-style-name="L2">
      <style:paragraph-properties fo:margin-top="0in" fo:margin-bottom="0in" style:contextual-spacing="false"/>
    </style:style>
    <style:style style:name="P8" style:family="paragraph" style:parent-style-name="Text_20_body" style:list-style-name="L2"/>
    <style:style style:name="P9" style:family="paragraph" style:parent-style-name="Text_20_body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the context of JDBC and SQL, <text:span text:style-name="Strong_20_Emphasis">DAO stands for Data Access Object</text:span>, which is a design pattern used to abstract and encapsulate all database access operations into a separate layer. The DAO pattern separates low-level data access logic from high-level business logic, promoting a clean, modular, and maintainable codebase. </text:p>
      <text:p text:style-name="Standard"/>
      <text:p text:style-name="Standard">Purpose and Function</text:p>
      <text:p text:style-name="P2">The primary goal of the DAO pattern is to decouple the application's business logic from the specific details of how data is persisted and retrieved from a database. When using JDBC (Java Database Connectivity) to interact with a SQL database, the DAO acts as an intermediary, hiding the boilerplate code involved in managing connections, executing SQL queries, and handling <text:span text:style-name="Source_20_Text">SQLException</text:span>s. </text:p>
      <text:p text:style-name="P2"/>
      <text:p text:style-name="Standard">Key Components</text:p>
      <text:p text:style-name="P3">A typical implementation of the DAO pattern using JDBC involves several parts:</text:p>
      <text:list text:style-name="L1">
        <text:list-item>
          <text:p text:style-name="P4"><text:span text:style-name="Strong_20_Emphasis">Model/Transfer Object:</text:span> A simple Java object (often a POJO or DTO - Data Transfer Object) representing the data structure (e.g., an <text:span text:style-name="Source_20_Text">Employee</text:span> class with <text:span text:style-name="Source_20_Text">id</text:span> and <text:span text:style-name="Source_20_Text">name</text:span> fields).</text:p>
        </text:list-item>
        <text:list-item>
          <text:p text:style-name="P4"><text:span text:style-name="Strong_20_Emphasis">DAO Interface:</text:span> An interface that defines the standard operations (like <text:span text:style-name="Source_20_Text">insert</text:span>, <text:span text:style-name="Source_20_Text">update</text:span>, <text:span text:style-name="Source_20_Text">delete</text:span>, <text:span text:style-name="Source_20_Text">getById</text:span>, <text:span text:style-name="Source_20_Text">getAll</text:span>) that can be performed on the model objects. This interface is database-agnostic.</text:p>
        </text:list-item>
        <text:list-item>
          <text:p text:style-name="P5"><text:span text:style-name="Strong_20_Emphasis">Concrete DAO Class:</text:span> A class that implements the DAO interface using a specific data access mechanism, in this case, the JDBC API and SQL queries. This class contains all the database-specific code.</text:p>
        </text:list-item>
        <text:list-item>
          <text:p text:style-name="P6"><text:span text:style-name="Strong_20_Emphasis">Data Source/Factory (Optional but recommended):</text:span> A mechanism to manage and provide database connections to the concrete DAO implementations, often using a connection pool for efficiency. </text:p>
        </text:list-item>
      </text:list>
      <text:p text:style-name="Text_20_body">Benefits</text:p>
      <text:list text:style-name="L2">
        <text:list-item>
          <text:p text:style-name="P7"><text:span text:style-name="Strong_20_Emphasis">Separation of Concerns:</text:span> Business logic remains clean and focused on application tasks, not database details.</text:p>
        </text:list-item>
        <text:list-item>
          <text:p text:style-name="P7"><text:span text:style-name="Strong_20_Emphasis">Database Independence:</text:span> The underlying database (e.g., switching from MySQL to PostgreSQL) can be changed by only modifying the concrete DAO implementation, without affecting the rest of the application.</text:p>
        </text:list-item>
        <text:list-item>
          <text:p text:style-name="P7"><text:span text:style-name="Strong_20_Emphasis">Enhanced Testability:</text:span> The business logic can be unit tested using mock DAO implementations without requiring a live database connection.</text:p>
        </text:list-item>
        <text:list-item>
          <text:p text:style-name="P8"><text:span text:style-name="Strong_20_Emphasis">Code Reusability:</text:span> Centralized data access logic can be reused across different parts of the application. </text:p>
        </text:list-item>
      </text:list>
      <text:p text:style-name="P9">In essence, the DAO pattern provides a structured and organized way to manage interactions with a SQL database using JDBC, making the application more maintainable, flexible, and scalabl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9T19:00:30.557238900</meta:creation-date>
    <dc:date>2026-01-29T19:00:50.819507300</dc:date>
    <meta:editing-duration>PT20S</meta:editing-duration>
    <meta:editing-cycles>2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15" meta:word-count="353" meta:character-count="2324" meta:non-whitespace-character-count="1990"/>
  </office:meta>
</office:document-meta>
</file>